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Fri Jan 29 03:27:11 2016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Fri Jan 29 03:27:11 2016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path id="path3035" draw:style-name="style0" draw:layer="layout" svg:x="1.493cm" svg:y="0.063cm" svg:width="6.012cm" svg:height="5.994cm" svg:viewBox="0.0 0.0 6012.000 5994.000" svg:d="M 7178.999 3576.000 C 7235.999 3579.000 7304.999 3525.000 7361.999 3528.000 C 7412.999 3531.000 7442.999 3594.000 7494.000 3597.000 C 7548.000 3600.000 7625.999 3552.000 7677.000 3555.000 C 7715.999 3555.000 7748.999 3606.000 7784.999 3609.000 C 7832.999 3612.000 7898.999 3576.000 7946.999 3576.000 C 7988.999 3579.000 8048.999 3645.000 8087.999 3645.000 C 8147.999 3648.000 8228.999 3588.000 8264.999 3591.000 C 8322.000 3600.000 8360.999 3645.000 8418.000 3648.000 C 8468.999 3651.000 8534.999 3585.000 8588.999 3588.000 C 8654.999 3591.000 8666.999 3642.000 8732.999 3645.000 C 8847.000 3648.000 8886.000 3576.000 8999.999 3576.000 C 8892.000 3546.000 8858.999 3588.000 8748.000 3561.000 C 8681.999 3543.000 8669.999 3480.000 8603.999 3465.000 C 8552.999 3450.000 8489.999 3507.000 8441.999 3492.000 C 8387.999 3480.000 8348.999 3417.000 8294.999 3402.000 C 8246.999 3387.000 8171.999 3429.000 8120.999 3417.000 C 8081.999 3405.000 8021.999 3336.000 7985.999 3324.000 C 7940.999 3312.000 7865.999 3342.000 7823.999 3333.000 C 7781.999 3321.000 7760.999 3261.000 7721.999 3249.000 C 7670.999 3237.000 7595.999 3276.000 7547.999 3264.000 C 7502.999 3252.000 7472.999 3189.000 7427.999 3177.000 C 7367.999 3162.000 7307.999 3219.000 7247.999 3201.000 C 7226.999 3195.000 7205.999 3183.000 7187.999 3165.000 L 7187.999 3111.000 L 7187.999 3102.000 C 7214.999 3105.000 7241.999 3105.000 7265.999 3096.000 C 7319.999 3078.000 7361.999 3000.000 7415.999 2982.000 C 7463.999 2964.000 7517.999 3012.000 7565.999 2994.000 C 7616.999 2976.000 7664.999 2901.000 7718.999 2886.000 C 7754.999 2871.000 7805.999 2907.000 7838.999 2895.000 C 7886.999 2880.000 7934.999 2823.000 7979.999 2802.000 C 8015.999 2790.000 8096.999 2826.000 8135.999 2814.000 C 8192.999 2796.000 8243.999 2709.000 8279.999 2697.000 C 8333.999 2685.000 8387.999 2712.000 8441.999 2691.000 C 8492.999 2676.000 8528.999 2592.000 8576.999 2571.000 C 8639.999 2550.000 8672.999 2589.000 8735.999 2568.000 C 8840.999 2526.000 8846.999 2445.000 8954.999 2400.000 C 8843.999 2415.000 8825.999 2469.000 8714.999 2484.000 C 8645.999 2496.000 8612.999 2442.000 8543.999 2448.000 C 8492.999 2457.000 8453.999 2529.000 8402.999 2535.000 C 8348.999 2544.000 8291.999 2502.000 8234.999 2508.000 C 8183.999 2514.000 8132.999 2580.000 8078.999 2589.000 C 8039.999 2592.000 7955.999 2547.000 7916.999 2553.000 C 7871.999 2562.000 7814.999 2616.000 7766.999 2625.000 C 7724.999 2631.000 7682.999 2580.000 7640.999 2586.000 C 7589.999 2595.000 7538.999 2655.000 7484.999 2664.000 C 7439.999 2670.000 7385.999 2625.000 7340.999 2628.000 C 7280.999 2637.000 7244.999 2709.000 7184.999 2718.000 C 7164.000 2721.000 7139.999 2715.000 7119.000 2709.000 C 7113.000 2688.000 7103.999 2670.000 7094.999 2649.000 C 7119.000 2640.000 7142.999 2631.000 7160.999 2616.000 C 7205.999 2577.000 7211.999 2487.000 7256.999 2451.000 C 7295.999 2415.000 7358.999 2439.000 7397.999 2406.000 C 7439.999 2370.000 7457.999 2283.000 7499.999 2250.000 C 7526.999 2223.000 7586.999 2238.000 7613.999 2211.000 C 7652.999 2178.000 7670.999 2106.000 7709.999 2073.000 C 7739.999 2046.000 7826.999 2049.000 7856.999 2025.000 C 7901.999 1983.000 7916.999 1884.000 7946.999 1863.000 C 7991.999 1827.000 8048.999 1833.000 8093.999 1794.000 C 8132.999 1758.000 8132.999 1668.000 8171.999 1632.000 C 8219.999 1590.000 8267.999 1617.000 8315.999 1569.000 C 8396.999 1491.000 8373.000 1413.000 8453.999 1332.000 C 8354.999 1389.000 8360.999 1443.000 8261.999 1500.000 C 8201.999 1536.000 8147.999 1497.000 8087.999 1533.000 C 8042.999 1560.000 8039.999 1641.000 7991.999 1668.000 C 7943.999 1695.000 7874.999 1680.000 7826.999 1707.000 C 7781.999 1731.000 7757.999 1815.000 7712.999 1839.000 C 7679.999 1857.000 7583.999 1851.000 7550.999 1869.000 C 7508.999 1893.000 7478.999 1968.000 7439.999 1992.000 C 7403.999 2010.000 7343.999 1983.000 7307.999 2004.000 C 7262.999 2031.000 7238.999 2109.000 7193.999 2136.000 C 7154.999 2157.000 7088.999 2136.000 7049.999 2157.000 C 6995.999 2190.000 6992.999 2268.000 6938.999 2301.000 C 6920.999 2310.000 6902.999 2313.000 6878.999 2316.000 C 6863.999 2298.000 6848.999 2283.000 6830.999 2268.000 C 6848.999 2253.000 6866.999 2235.000 6878.999 2214.000 C 6902.999 2160.000 6878.999 2076.000 6902.999 2025.000 C 6923.999 1980.000 6995.999 1977.000 7016.999 1929.000 C 7037.999 1881.000 7022.999 1791.000 7046.999 1743.000 C 7061.999 1710.000 7121.999 1698.000 7139.999 1668.000 C 7160.999 1623.000 7154.999 1548.000 7175.999 1506.000 C 7190.999 1467.000 7277.999 1437.000 7292.999 1404.000 C 7319.999 1350.000 7295.999 1251.000 7310.999 1221.000 C 7337.999 1173.000 7397.999 1155.000 7421.999 1104.000 C 7442.999 1056.000 7406.999 972.000 7433.999 921.000 C 7460.999 861.000 7514.999 870.000 7541.999 810.000 C 7586.999 705.000 7532.999 642.000 7577.999 537.000 C 7508.999 627.000 7535.999 675.000 7469.999 765.000 C 7424.999 819.000 7364.999 807.000 7322.999 861.000 C 7289.999 903.000 7316.999 981.000 7283.999 1020.000 C 7247.999 1062.000 7178.999 1074.000 7145.999 1119.000 C 7112.999 1161.000 7124.999 1245.000 7091.999 1284.000 C 7067.999 1314.000 6977.999 1341.000 6953.999 1374.000 C 6926.999 1413.000 6926.999 1491.000 6899.999 1527.000 C 6875.999 1560.000 6806.999 1554.000 6782.999 1587.000 C 6752.999 1626.000 6761.999 1713.000 6728.999 1752.000 C 6701.999 1788.000 6629.999 1794.000 6602.999 1827.000 C 6563.999 1875.000 6590.999 1953.000 6554.999 2001.000 C 6545.999 2016.000 6527.999 2028.000 6509.999 2037.000 L 6446.999 2010.000 C 6455.999 1989.000 6464.999 1968.000 6467.999 1944.000 C 6470.999 1887.000 6416.999 1818.000 6419.999 1761.000 C 6422.999 1710.000 6485.999 1683.000 6488.999 1629.000 C 6494.999 1578.000 6443.999 1503.000 6446.999 1449.000 C 6446.999 1413.000 6497.999 1377.000 6500.999 1344.000 C 6503.999 1293.000 6467.999 1227.000 6470.999 1179.000 C 6473.999 1140.000 6539.999 1080.000 6542.999 1041.000 C 6545.999 981.000 6485.999 900.000 6488.999 864.000 C 6497.999 807.000 6542.999 768.000 6545.999 711.000 C 6548.999 657.000 6482.999 594.000 6485.999 540.000 C 6491.999 471.000 6542.999 462.000 6542.999 393.000 C 6548.999 279.000 6473.999 240.000 6473.999 126.000 C 6443.999 237.000 6488.999 270.000 6458.999 378.000 C 6440.999 447.000 6374.999 456.000 6356.999 525.000 C 6341.999 573.000 6398.999 636.000 6383.999 687.000 C 6371.999 741.000 6308.999 777.000 6293.999 831.000 C 6278.999 882.000 6320.999 954.000 6308.999 1005.000 C 6296.999 1044.000 6224.999 1101.000 6215.999 1140.000 C 6200.999 1185.000 6230.999 1260.000 6221.999 1302.000 C 6209.999 1344.000 6149.999 1365.000 6137.999 1401.000 C 6125.999 1452.000 6164.999 1527.000 6152.999 1575.000 C 6140.999 1620.000 6077.999 1650.000 6065.999 1695.000 C 6050.999 1755.000 6104.999 1815.000 6086.999 1875.000 C 6083.999 1893.000 6071.999 1908.000 6059.999 1926.000 C 6038.999 1926.000 6017.999 1923.000 5996.999 1923.000 L 5966.999 1923.000 C 5966.999 1899.000 5966.999 1875.000 5957.999 1854.000 C 5939.999 1800.000 5858.999 1758.000 5840.999 1704.000 C 5822.999 1656.000 5867.999 1605.000 5849.999 1557.000 C 5834.999 1506.000 5756.999 1458.000 5738.999 1404.000 C 5726.999 1368.000 5759.999 1317.000 5747.999 1284.000 C 5732.999 1239.000 5672.999 1191.000 5654.999 1146.000 C 5642.999 1107.000 5675.999 1026.000 5663.999 990.000 C 5642.999 936.000 5555.999 885.000 5543.999 849.000 C 5528.999 795.000 5555.999 741.000 5534.999 690.000 C 5516.999 639.000 5432.999 606.000 5411.999 558.000 C 5390.999 495.000 5429.999 462.000 5405.999 402.000 C 5363.999 297.000 5279.999 291.000 5237.999 186.000 C 5252.999 300.000 5309.999 312.000 5324.999 426.000 C 5336.999 495.000 5279.999 531.000 5291.999 600.000 C 5297.999 651.000 5372.999 687.000 5381.999 738.000 C 5390.999 792.000 5345.999 849.000 5354.999 906.000 C 5363.999 957.000 5429.999 1005.000 5438.999 1062.000 C 5441.999 1101.000 5399.999 1185.000 5405.999 1221.000 C 5414.999 1266.000 5471.999 1323.000 5477.999 1368.000 C 5486.999 1410.000 5435.999 1455.000 5441.999 1494.000 C 5450.999 1545.000 5513.999 1596.000 5522.999 1650.000 C 5528.999 1695.000 5480.999 1749.000 5489.999 1794.000 C 5498.999 1854.000 5570.999 1890.000 5579.999 1947.000 C 5582.999 1965.000 5579.999 1983.000 5573.999 2004.000 C 5552.999 2013.000 5528.999 2022.000 5507.999 2031.000 C 5498.999 2010.000 5489.999 1989.000 5474.999 1971.000 C 5435.999 1929.000 5348.999 1923.000 5309.999 1878.000 C 5273.999 1839.000 5297.999 1776.000 5264.999 1737.000 C 5225.999 1695.000 5138.999 1680.000 5102.999 1638.000 C 5078.999 1611.000 5087.999 1551.000 5063.999 1524.000 C 5030.999 1488.000 4958.999 1470.000 4925.999 1431.000 C 4898.999 1404.000 4898.999 1314.000 4874.999 1284.000 C 4832.999 1242.000 4733.999 1227.000 4712.999 1200.000 C 4673.999 1158.000 4679.999 1095.000 4640.999 1053.000 C 4604.999 1011.000 4511.999 1014.000 4478.999 978.000 C 4433.999 930.000 4460.999 882.000 4412.999 834.000 C 4334.999 753.000 4253.999 780.000 4172.999 699.000 C 4229.999 798.000 4283.999 789.000 4343.999 885.000 C 4379.999 945.000 4343.999 999.000 4379.999 1056.000 C 4406.999 1101.000 4487.999 1104.000 4514.999 1152.000 C 4541.999 1200.000 4529.999 1269.000 4556.999 1317.000 C 4583.999 1362.000 4664.999 1383.000 4691.999 1428.000 C 4709.999 1464.000 4703.999 1554.000 4724.999 1587.000 C 4748.999 1626.000 4823.999 1656.000 4847.999 1698.000 C 4865.999 1731.000 4838.999 1791.000 4862.999 1824.000 C 4889.999 1869.000 4967.999 1893.000 4994.999 1935.000 C 5018.999 1977.000 4994.999 2043.000 5018.999 2082.000 C 5051.999 2133.000 5132.999 2139.000 5162.999 2190.000 C 5171.999 2205.000 5177.999 2226.000 5180.999 2244.000 C 5162.999 2259.000 5147.999 2277.000 5129.999 2295.000 C 5114.999 2277.000 5096.999 2262.000 5075.999 2253.000 C 5024.999 2229.000 4940.999 2253.000 4886.999 2229.000 C 4838.999 2208.000 4835.999 2139.000 4787.999 2118.000 C 4739.999 2097.000 4649.999 2112.000 4598.999 2091.000 C 4565.999 2076.000 4556.999 2016.000 4520.999 1998.000 C 4478.999 1977.000 4400.999 1986.000 4358.999 1965.000 C 4322.999 1947.000 4289.999 1866.000 4253.999 1848.000 C 4202.999 1824.000 4100.999 1851.000 4070.999 1833.000 C 4022.999 1809.000 4001.999 1749.000 3950.999 1725.000 C 3902.999 1704.000 3818.999 1737.000 3767.999 1716.000 C 3707.999 1689.000 3716.999 1638.000 3653.999 1611.000 C 3548.999 1566.000 3485.999 1620.000 3380.999 1578.000 C 3470.999 1644.000 3518.999 1617.000 3608.999 1683.000 C 3662.999 1725.000 3653.999 1788.000 3707.999 1830.000 C 3749.999 1860.000 3827.999 1833.000 3869.999 1863.000 C 3914.999 1899.000 3926.999 1968.000 3971.999 2001.000 C 4013.999 2034.000 4097.999 2019.000 4139.999 2052.000 C 4169.999 2076.000 4199.999 2166.000 4229.999 2187.000 C 4268.999 2214.000 4349.999 2214.000 4385.999 2241.000 C 4418.999 2265.000 4415.999 2331.000 4448.999 2355.000 C 4493.999 2388.000 4574.999 2376.000 4613.999 2409.000 C 4652.999 2436.000 4655.999 2508.000 4691.999 2532.000 C 4739.999 2568.000 4820.999 2541.000 4868.999 2577.000 C 4883.999 2586.000 4895.999 2604.000 4904.999 2622.000 C 4895.999 2643.000 4886.999 2664.000 4877.999 2688.000 C 4856.999 2679.000 4832.999 2670.000 4811.999 2670.000 C 4751.999 2667.000 4685.999 2721.000 4625.999 2721.000 C 4574.999 2718.000 4544.999 2655.000 4493.999 2652.000 C 4439.999 2649.000 4364.999 2697.000 4310.999 2697.000 C 4271.999 2694.000 4238.999 2643.000 4202.999 2643.000 C 4154.999 2640.000 4088.999 2676.000 4040.999 2676.000 C 4001.999 2673.000 3938.999 2610.000 3899.999 2607.000 C 3839.999 2601.000 3758.999 2664.000 3722.999 2661.000 C 3668.999 2655.000 3626.999 2610.000 3569.999 2607.000 C 3518.999 2604.000 3452.999 2670.000 3401.999 2667.000 C 3332.999 2664.000 3320.999 2613.000 3254.999 2613.000 C 3140.999 2610.000 3101.999 2685.000 2987.999 2685.000 C 3098.999 2712.000 3131.999 2670.000 3239.999 2697.000 C 3308.999 2712.000 3320.999 2778.000 3386.999 2796.000 C 3437.999 2808.000 3497.999 2754.000 3548.999 2766.000 C 3602.999 2781.000 3641.999 2838.000 3695.999 2856.000 C 3746.999 2871.000 3818.999 2826.000 3869.999 2841.000 C 3908.999 2850.000 3968.999 2922.000 4007.999 2931.000 C 4049.999 2943.000 4124.999 2913.000 4169.999 2922.000 C 4208.999 2934.000 4229.999 2991.000 4271.999 3003.000 C 4322.999 3015.000 4394.999 2976.000 4445.999 2991.000 C 4490.999 3003.000 4520.999 3063.000 4565.999 3075.000 C 4625.999 3090.000 4685.999 3036.000 4745.999 3051.000 C 4763.999 3054.000 4781.999 3069.000 4799.999 3081.000 L 4799.999 3111.000 L 4799.999 3147.000 C 4775.999 3147.000 4748.999 3147.000 4724.999 3156.000 C 4670.999 3174.000 4628.999 3252.000 4574.999 3273.000 C 4526.999 3291.000 4472.999 3243.000 4424.999 3261.000 C 4376.999 3279.000 4322.999 3354.000 4274.999 3372.000 C 4238.999 3387.000 4187.999 3351.000 4151.999 3363.000 C 4106.999 3378.000 4058.999 3438.000 4013.999 3456.000 C 3977.999 3471.000 3896.999 3435.000 3857.999 3447.000 C 3800.999 3465.000 3749.999 3552.000 3716.999 3564.000 C 3662.999 3579.000 3608.999 3552.000 3554.999 3573.000 C 3506.999 3588.000 3470.999 3675.000 3422.999 3693.000 C 3359.999 3717.000 3326.999 3675.000 3263.999 3699.000 C 3158.999 3741.000 3152.999 3825.000 3044.999 3867.000 C 3158.999 3852.000 3173.999 3798.000 3284.999 3783.000 C 3353.999 3771.000 3386.999 3825.000 3455.999 3816.000 C 3509.999 3807.000 3545.999 3735.000 3596.999 3726.000 C 3650.999 3717.000 3707.999 3762.000 3764.999 3753.000 C 3815.999 3747.000 3866.999 3678.000 3920.999 3672.000 C 3959.999 3666.000 4043.999 3711.000 4082.999 3705.000 C 4127.999 3696.000 4184.999 3639.000 4232.999 3636.000 C 4271.999 3627.000 4316.999 3678.000 4358.999 3672.000 C 4406.999 3663.000 4460.999 3600.000 4511.999 3594.000 C 4556.999 3585.000 4613.999 3636.000 4658.999 3627.000 C 4718.999 3618.000 4754.999 3546.000 4814.999 3534.000 C 4835.999 3531.000 4856.999 3537.000 4880.999 3543.000 C 4889.999 3564.000 4895.999 3582.000 4904.999 3603.000 C 4880.999 3612.000 4856.999 3621.000 4838.999 3639.000 C 4796.999 3678.000 4787.999 3765.000 4742.999 3804.000 C 4703.999 3840.000 4640.999 3816.000 4601.999 3849.000 C 4559.999 3885.000 4544.999 3975.000 4502.999 4008.000 C 4475.999 4032.000 4415.999 4020.000 4388.999 4047.000 C 4349.999 4080.000 4331.999 4152.000 4295.999 4185.000 C 4265.999 4212.000 4175.999 4209.000 4145.999 4236.000 C 4100.999 4278.000 4088.999 4377.000 4061.999 4398.000 C 4016.999 4434.000 3956.999 4428.000 3914.999 4467.000 C 3872.999 4506.000 3875.999 4593.000 3836.999 4629.000 C 3788.999 4674.000 3740.999 4647.000 3695.999 4695.000 C 3614.999 4773.000 3638.999 4851.000 3557.999 4932.000 C 3656.999 4875.000 3650.999 4821.000 3746.999 4761.000 C 3806.999 4725.000 3860.999 4761.000 3920.999 4728.000 C 3965.999 4701.000 3968.999 4620.000 4016.999 4593.000 C 4061.999 4563.000 4133.999 4578.000 4181.999 4551.000 C 4226.999 4524.000 4247.999 4443.000 4292.999 4416.000 C 4325.999 4398.000 4421.999 4404.000 4454.999 4386.000 C 4497.000 4362.000 4526.999 4290.000 4565.999 4263.000 C 4601.999 4242.000 4661.999 4272.000 4694.999 4251.000 C 4739.999 4224.000 4763.999 4146.000 4808.999 4119.000 C 4847.999 4095.000 4914.000 4119.000 4955.999 4095.000 C 5007.000 4062.000 5010.000 3984.000 5061.000 3951.000 C 5081.999 3939.000 5106.000 3936.000 5132.999 3933.000 L 5177.999 3978.000 C 5157.000 3996.000 5135.999 4014.000 5124.000 4038.000 C 5100.000 4089.000 5126.999 4173.000 5103.000 4227.000 C 5081.999 4272.000 5010.000 4275.000 4988.999 4323.000 C 4968.000 4371.000 4983.000 4461.000 4962.000 4509.000 C 4946.999 4542.000 4883.999 4551.000 4869.000 4587.000 C 4847.999 4629.000 4853.999 4707.000 4836.000 4749.000 C 4821.000 4785.000 4737.000 4818.000 4718.999 4851.000 C 4691.999 4905.000 4718.999 5004.000 4701.000 5034.000 C 4673.999 5082.000 4617.000 5103.000 4593.000 5154.000 C 4572.000 5202.000 4608.000 5283.000 4584.000 5334.000 C 4554.000 5397.000 4503.000 5388.000 4476.000 5448.000 C 4431.000 5553.000 4485.000 5616.000 4439.999 5721.000 C 4509.000 5628.000 4482.000 5583.000 4548.000 5490.000 C 4590.000 5436.000 4653.000 5448.000 4695.000 5394.000 C 4725.000 5352.000 4698.000 5274.000 4731.000 5235.000 C 4764.000 5190.000 4833.000 5178.000 4869.000 5136.000 C 4901.999 5094.000 4887.000 5010.000 4920.000 4971.000 C 4944.000 4938.000 5034.000 4908.000 5058.000 4878.000 C 5085.000 4839.000 5085.000 4761.000 5112.000 4725.000 C 5135.999 4692.000 5202.000 4695.000 5226.000 4662.000 C 5256.000 4620.000 5247.000 4539.000 5276.999 4497.000 C 5304.000 4461.000 5379.000 4455.000 5406.000 4422.000 C 5442.000 4374.000 5415.000 4296.000 5451.000 4245.000 C 5466.000 4227.000 5487.000 4215.000 5511.000 4200.000 C 5529.000 4209.000 5550.000 4215.000 5568.000 4224.000 C 5556.000 4248.000 5544.000 4275.000 5544.000 4302.000 C 5541.000 4362.000 5594.999 4428.000 5592.000 4485.000 C 5592.000 4536.000 5526.000 4566.000 5523.000 4617.000 C 5523.000 4671.000 5571.000 4743.000 5568.000 4800.000 C 5564.999 4839.000 5513.999 4869.000 5513.999 4908.000 C 5510.999 4956.000 5546.999 5022.000 5546.999 5070.000 C 5543.999 5112.000 5477.999 5169.000 5474.999 5211.000 C 5471.999 5271.000 5534.999 5352.000 5529.000 5388.000 C 5523.000 5442.000 5478.000 5484.000 5474.999 5541.000 C 5471.999 5592.000 5537.999 5658.000 5534.999 5709.000 C 5531.999 5778.000 5480.999 5790.000 5480.999 5856.000 C 5477.999 5970.000 5552.999 6009.000 5552.999 6120.000 C 5579.999 6012.000 5537.999 5976.000 5567.999 5868.000 C 5582.999 5799.000 5645.999 5790.000 5667.000 5721.000 C 5678.999 5670.000 5622.000 5610.000 5636.999 5559.000 C 5651.999 5505.000 5712.000 5466.000 5726.999 5412.000 C 5738.999 5364.000 5696.999 5289.000 5712.000 5238.000 C 5723.999 5199.000 5795.999 5139.000 5805.000 5103.000 C 5816.999 5061.000 5786.999 4983.000 5795.999 4941.000 C 5807.999 4899.000 5867.999 4878.000 5876.999 4842.000 C 5891.999 4791.000 5849.999 4716.000 5861.999 4668.000 C 5873.999 4626.000 5936.999 4593.000 5948.999 4548.000 C 5963.999 4488.000 5906.999 4428.000 5924.999 4368.000 C 5930.999 4344.000 5945.999 4323.000 5963.999 4302.000 L 5999.999 4302.000 L 6026.999 4302.000 C 6023.999 4329.000 6023.999 4359.000 6032.999 4383.000 C 6050.999 4440.000 6128.999 4482.000 6149.999 4536.000 C 6164.999 4584.000 6119.999 4635.000 6134.999 4686.000 C 6152.999 4734.000 6227.999 4785.000 6245.999 4836.000 C 6257.999 4872.000 6224.999 4923.000 6236.999 4959.000 C 6251.999 5004.000 6308.999 5052.000 6329.999 5097.000 C 6344.999 5136.000 6305.999 5217.000 6317.999 5253.000 C 6335.999 5307.000 6422.999 5358.000 6434.999 5394.000 C 6449.999 5448.000 6422.999 5502.000 6443.999 5553.000 C 6458.999 5604.000 6545.999 5640.000 6563.999 5688.000 C 6587.999 5751.000 6545.999 5784.000 6569.999 5844.000 C 6611.999 5949.000 6695.999 5955.000 6737.999 6060.000 C 6722.999 5949.000 6665.999 5934.000 6650.999 5820.000 C 6641.999 5751.000 6695.999 5718.000 6686.999 5646.000 C 6677.999 5595.000 6605.999 5559.000 6596.999 5508.000 C 6590.999 5454.000 6632.999 5394.000 6623.999 5340.000 C 6617.999 5289.000 6551.999 5238.000 6545.999 5187.000 C 6539.999 5148.000 6584.999 5064.000 6578.999 5025.000 C 6569.999 4983.000 6512.999 4926.000 6506.999 4878.000 C 6500.999 4836.000 6551.999 4794.000 6545.999 4752.000 C 6536.999 4701.000 6470.999 4650.000 6464.999 4599.000 C 6458.999 4554.000 6506.999 4503.000 6500.999 4455.000 C 6491.999 4395.000 6419.999 4359.000 6410.999 4299.000 C 6407.999 4275.000 6413.999 4248.000 6422.999 4224.000 C 6440.999 4218.000 6458.999 4209.000 6476.999 4203.000 C 6485.999 4230.000 6494.999 4257.000 6515.999 4278.000 C 6554.999 4320.000 6641.999 4329.000 6680.999 4374.000 C 6716.999 4413.000 6692.999 4476.000 6725.999 4515.000 C 6761.999 4557.000 6851.999 4575.000 6884.999 4614.000 C 6908.999 4641.000 6896.999 4704.000 6920.999 4731.000 C 6956.999 4767.000 7025.999 4785.000 7058.999 4824.000 C 7085.999 4854.000 7082.999 4941.000 7109.999 4971.000 C 7151.999 5016.000 7250.999 5031.000 7271.999 5058.000 C 7307.999 5100.000 7301.999 5163.000 7340.999 5205.000 C 7376.999 5247.000 7469.999 5247.000 7502.999 5283.000 C 7544.999 5331.000 7517.999 5379.000 7565.999 5427.000 C 7646.999 5508.000 7727.999 5484.000 7805.999 5562.000 C 7748.999 5466.000 7694.999 5472.000 7637.999 5376.000 C 7601.999 5316.000 7637.999 5262.000 7601.999 5205.000 C 7574.999 5160.000 7493.999 5154.000 7469.999 5109.000 C 7439.999 5061.000 7454.999 4989.000 7427.999 4941.000 C 7403.999 4899.000 7319.999 4875.000 7295.999 4830.000 C 7277.999 4794.000 7283.999 4704.000 7262.999 4668.000 C 7238.999 4629.000 7163.999 4599.000 7142.999 4560.000 C 7121.999 4524.000 7148.999 4464.000 7127.999 4431.000 C 7100.999 4389.000 7022.999 4362.000 6995.999 4320.000 C 6971.999 4281.000 6995.999 4212.000 6971.999 4173.000 C 6941.999 4122.000 6860.999 4116.000 6830.999 4065.000 C 6818.999 4044.000 6812.999 4017.000 6812.999 3990.000 L 6854.999 3948.000 C 6872.999 3969.000 6893.999 3990.000 6917.999 4002.000 C 6968.999 4026.000 7052.999 4002.000 7106.999 4026.000 C 7154.999 4047.000 7157.999 4119.000 7205.999 4140.000 C 7253.999 4161.000 7340.999 4146.000 7391.999 4170.000 C 7427.999 4185.000 7436.999 4245.000 7469.999 4263.000 C 7514.999 4281.000 7589.999 4275.000 7631.999 4296.000 C 7667.999 4311.000 7700.999 4395.000 7733.999 4413.000 C 7787.999 4440.000 7886.999 4413.000 7919.999 4431.000 C 7967.999 4458.000 7988.999 4515.000 8039.999 4539.000 C 8084.999 4563.000 8171.999 4527.000 8219.999 4551.000 C 8279.999 4578.000 8270.999 4632.000 8333.999 4659.000 C 8435.999 4701.000 8498.999 4650.000 8606.999 4695.000 C 8516.999 4626.000 8468.999 4653.000 8378.999 4587.000 C 8324.999 4545.000 8333.999 4482.000 8279.999 4440.000 C 8237.999 4407.000 8159.999 4434.000 8117.999 4401.000 C 8075.999 4368.000 8060.999 4299.000 8015.999 4263.000 C 7973.999 4230.000 7889.999 4245.000 7850.999 4212.000 C 7817.999 4188.000 7790.999 4098.000 7757.999 4074.000 C 7721.999 4047.000 7640.999 4047.000 7604.999 4020.000 C 7571.999 3996.000 7574.999 3930.000 7541.999 3906.000 C 7499.999 3873.000 7418.999 3882.000 7376.999 3852.000 C 7340.999 3825.000 7334.999 3753.000 7301.999 3726.000 C 7253.999 3690.000 7172.999 3717.000 7127.999 3681.000 C 7109.999 3666.000 7094.999 3645.000 7082.999 3621.000 C 7091.999 3603.000 7097.999 3585.000 7106.999 3567.000 C 7128.000 3564.000 7151.999 3576.000 7178.999 3576.000 L 7178.999 3576.000 ">
          <!-- 406 nodes -->
        </draw:path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Fri Jan 29 03:27:11 2016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fill-opacity="100.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Fri Jan 29 03:27:11 2016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